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77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5.7cm" svg:height="2.4cm" svg:x="2.8cm" svg:y="1.5cm">
          <text:p text:style-name="P1"><text:span text:style-name="T1">MyWorl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7cm" svg:height="2.4cm" svg:x="2.799cm" svg:y="3.8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7cm" svg:height="2.4cm" svg:x="2.799cm" svg:y="6.2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cm" svg:height="2.4cm" svg:x="18.401cm" svg:y="1.501cm">
          <text:p text:style-name="P1"><text:span text:style-name="T1">ORANG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7cm" svg:height="2.4cm" svg:x="18.4cm" svg:y="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7cm" svg:height="2.4cm" svg:x="18.4cm" svg:y="6.3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0cm" svg:y1="5.1cm" svg:x2="18.3cm" svg:y2="5.1cm">
          <text:p/>
        </draw:line>
        <draw:frame draw:style-name="gr4" draw:text-style-name="P4" draw:layer="layout" svg:width="4.3cm" svg:height="1.026cm" svg:x="10.1cm" svg:y="3.8cm">
          <draw:text-box>
            <text:p><text:span text:style-name="T1">1</text:span></text:p>
          </draw:text-box>
        </draw:frame>
        <draw:frame draw:style-name="gr4" draw:text-style-name="P4" draw:layer="layout" svg:width="0.9cm" svg:height="1.026cm" svg:x="17cm" svg:y="3.7cm">
          <draw:text-box>
            <text:p><text:span text:style-name="T1">4</text:span></text:p>
          </draw:text-box>
        </draw:frame>
        <draw:custom-shape draw:style-name="gr2" draw:text-style-name="P3" draw:layer="layout" svg:width="1.5cm" svg:height="1.3cm" svg:x="8.5cm" svg:y="4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6-07-20T13:49:04</meta:creation-date>
    <dc:date>2017-06-21T12:25:55.289360136</dc:date>
    <meta:editing-duration>PT42S</meta:editing-duration>
    <meta:editing-cycles>8</meta:editing-cycles>
    <meta:generator>LibreOffice/5.1.6.2$Linux_X86_64 LibreOffice_project/10m0$Build-2</meta:generator>
    <meta:document-statistic meta:object-count="10"/>
  </office:meta>
</office:document-meta>
</file>